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7dcb4" style:font-weight-asian="bold" style:font-weight-complex="bol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O FORK (listado por sistema operativo)</text:p>
      <text:p text:style-name="Standard"/>
      <text:p text:style-name="Standard">ruben@ruben-Lenovo-V330-15IKB:~/works/backend/Entrega-29$ forever start server.js 8080 FORK</text:p>
      <text:p text:style-name="Standard">warn: <text:s text:c="3"/>--minUptime not set. Defaulting to: 1000ms</text:p>
      <text:p text:style-name="Standard">warn: <text:s text:c="3"/>--spinSleepTime not set. Your script will exit if it does not stay up for at least 1000ms</text:p>
      <text:p text:style-name="Standard">info: <text:s text:c="3"/>Forever processing file: server.js</text:p>
      <text:p text:style-name="Standard"/>
      <text:p text:style-name="Standard">ruben <text:s text:c="5"/>15251 <text:s/>0.0 <text:s/>0.0 <text:s/>17768 <text:s text:c="2"/>912 pts/2 <text:s text:c="3"/>S+ <text:s text:c="2"/>23:24 <text:s text:c="2"/>0:00 <text:s/>| <text:s text:c="6"/>\_ grep --color=auto node</text:p>
      <text:p text:style-name="Standard">ruben <text:s text:c="5"/>15232 <text:s/>2.7 <text:s/>0.2 608436 55176 ? <text:s text:c="7"/>Ssl <text:s/>23:24 <text:s text:c="2"/>0:00 <text:s/>\_ /usr/bin/node /usr/local/lib/node_modules/forever/bin/monitor server.js</text:p>
      <text:p text:style-name="Standard">ruben <text:s text:c="5"/>15239 <text:s/>7.7 <text:s/>0.4 954144 82156 ? <text:s text:c="7"/>Sl <text:s text:c="2"/>23:24 <text:s text:c="2"/>0:01 <text:s text:c="5"/>\_ /usr/bin/node /home/ruben/works/backend/Entrega-29/server.js 8080 FORK</text:p>
      <text:p text:style-name="Standard"/>
      <text:p text:style-name="Standard"/>
      <text:p text:style-name="P2">MODO CLUSTER <text:s/>(listado por sistema operativo)</text:p>
      <text:p text:style-name="P1"/>
      <text:p text:style-name="Standard">ruben@ruben-Lenovo-V330-15IKB:~/works/backend/Entrega-29$ forever start server.js 8080 CLUSTER</text:p>
      <text:p text:style-name="Standard">warn: <text:s text:c="3"/>--minUptime not set. Defaulting to: 1000ms</text:p>
      <text:p text:style-name="Standard">warn: <text:s text:c="3"/>--spinSleepTime not set. Your script will exit if it does not stay up for at least 1000ms</text:p>
      <text:p text:style-name="Standard">info: <text:s text:c="3"/>Forever processing file: server.js</text:p>
      <text:p text:style-name="Standard"/>
      <text:p text:style-name="Standard">ruben <text:s text:c="5"/>15232 <text:s/>0.1 <text:s/>0.2 607412 53936 ? <text:s text:c="7"/>Ssl <text:s/>23:24 <text:s text:c="2"/>0:00 <text:s/>\_ /usr/bin/node /usr/local/lib/node_modules/forever/bin/monitor server.js</text:p>
      <text:p text:style-name="Standard">ruben <text:s text:c="5"/>15239 <text:s/>0.5 <text:s/>0.4 954484 84616 ? <text:s text:c="7"/>Sl <text:s text:c="2"/>23:24 <text:s text:c="2"/>0:01 <text:s/>| <text:s text:c="2"/>\_ /usr/bin/node /home/ruben/works/backend/Entrega-29/server.js 8080 FORK</text:p>
      <text:p text:style-name="Standard">ruben <text:s text:c="5"/>15382 <text:s/>1.0 <text:s/>0.2 607380 54820 ? <text:s text:c="7"/>Ssl <text:s/>23:27 <text:s text:c="2"/>0:00 <text:s/>\_ /usr/bin/node /usr/local/lib/node_modules/forever/bin/monitor server.js</text:p>
      <text:p text:style-name="Standard">ruben <text:s text:c="5"/>15389 <text:s/>4.3 <text:s/>0.4 654356 83484 ? <text:s text:c="7"/>Sl <text:s text:c="2"/>23:27 <text:s text:c="2"/>0:02 <text:s text:c="5"/>\_ /usr/bin/node /home/ruben/works/backend/Entrega-29/server.js 8080 CLUSTER</text:p>
      <text:p text:style-name="Standard">ruben <text:s text:c="5"/>17794 64.0 <text:s/>0.2 629484 57408 ? <text:s text:c="7"/>Rl <text:s text:c="2"/>23:28 <text:s text:c="2"/>0:00 <text:s text:c="9"/>\_ /usr/bin/node /home/ruben/works/backend/Entrega-29/server.js 8080 CLUSTER</text:p>
      <text:p text:style-name="Standard">ruben <text:s text:c="5"/>17801 <text:s/>0.0 <text:s/>0.2 618296 52820 ? <text:s text:c="7"/>Rl <text:s text:c="2"/>23:28 <text:s text:c="2"/>0:00 <text:s text:c="9"/>\_ /usr/bin/node /home/ruben/works/backend/Entrega-29/server.js 8080 CLUSTER</text:p>
      <text:p text:style-name="Standard">ruben <text:s text:c="5"/>17808 <text:s/>0.0 <text:s/>0.2 597408 46116 ? <text:s text:c="7"/>Rl <text:s text:c="2"/>23:28 <text:s text:c="2"/>0:00 <text:s text:c="9"/>\_ /usr/bin/node /home/ruben/works/backend/Entrega-29/server.js 8080 CLUSTER</text:p>
      <text:p text:style-name="Standard">ruben <text:s text:c="5"/>17815 <text:s/>0.0 <text:s/>0.2 590640 41016 ? <text:s text:c="7"/>Rl <text:s text:c="2"/>23:28 <text:s text:c="2"/>0:00 <text:s text:c="9"/>\_ /usr/bin/node /home/ruben/works/backend/Entrega-29/server.js 8080 CLUSTER</text:p>
      <text:p text:style-name="Standard">ruben <text:s text:c="5"/>17822 <text:s/>0.0 <text:s/>0.1 585308 33848 ? <text:s text:c="7"/>Rl <text:s text:c="2"/>23:28 <text:s text:c="2"/>0:00 <text:s text:c="9"/>\_ /usr/bin/node /home/ruben/works/backend/Entrega-29/server.js 8080 CLUSTER</text:p>
      <text:p text:style-name="Standard">ruben <text:s text:c="5"/>17823 <text:s/>0.0 <text:s/>0.1 585232 33192 ? <text:s text:c="7"/>Rl <text:s text:c="2"/>23:28 <text:s text:c="2"/>0:00 <text:s text:c="9"/>\_ /usr/bin/node /home/ruben/works/backend/Entrega-29/server.js 8080 CLUSTER</text:p>
      <text:p text:style-name="Standard">ruben <text:s text:c="5"/>17834 <text:s/>0.0 <text:s/>0.0 <text:s/>89120 16828 ? <text:s text:c="7"/>Sl <text:s text:c="2"/>23:28 <text:s text:c="2"/>0:00 <text:s text:c="9"/>\_ /usr/bin/node /home/ruben/works/backend/Entrega-29/server.js 8080 CLUSTER</text:p>
      <text:p text:style-name="Standard">ruben <text:s text:c="5"/>17837 <text:s/>0.0 <text:s/>0.0 <text:s/>80768 15036 ? <text:s text:c="7"/>R <text:s text:c="3"/>23:28 <text:s text:c="2"/>0:00 <text:s text:c="9"/>\_ /usr/bin/node /home/ruben/works/backend/Entrega-29/server.js 8080 CLUSTER</text:p>
      <text:p text:style-name="Standard"/>
      <text:p text:style-name="P2"><text:s/>Listado por <text:s/>FOREVER</text:p>
      <text:p text:style-name="Standard"><text:soft-page-break/>ruben@ruben-Lenovo-V330-15IKB:~/works/backend/Entrega-29$ forever list</text:p>
      <text:p text:style-name="Standard">info: <text:s text:c="3"/>Forever processes running</text:p>
      <text:p text:style-name="Standard">data: <text:s text:c="7"/>uid <text:s/>command <text:s text:c="6"/>script <text:s text:c="16"/>forever pid <text:s text:c="2"/>id logfile <text:s text:c="22"/>uptime <text:s text:c="17"/></text:p>
      <text:p text:style-name="Standard">data: <text:s text:c="3"/>[0] QDz6 /usr/bin/node server.js 8080 FORK <text:s text:c="3"/>15232 <text:s text:c="2"/>15239 <text:s text:c="3"/>/home/ruben/.forever/QDz6.log 0:0:7:35.45600000000002 </text:p>
      <text:p text:style-name="Standard">data: <text:s text:c="3"/>[1] eoMP /usr/bin/node server.js 8080 CLUSTER 15382 <text:s text:c="2"/>15389 <text:s text:c="3"/>/home/ruben/.forever/eoMP.log 0:0:3:55.35400000000001 </text:p>
      <text:p text:style-name="Standard"/>
      <text:p text:style-name="Standard">ruben@ruben-Lenovo-V330-15IKB:~/works/backend/Entrega-29$ pm2 start server.js --watch 8080</text:p>
      <text:p text:style-name="Standard">[PM2] Spawning PM2 daemon with pm2_home=/home/ruben/.pm2</text:p>
      <text:p text:style-name="Standard">[PM2] PM2 Successfully daemonized</text:p>
      <text:p text:style-name="Standard">[PM2] Starting /home/ruben/works/backend/Entrega-29/server.js in fork_mode (1 instance)</text:p>
      <text:p text:style-name="Standard">[PM2] Done.</text:p>
      <text:p text:style-name="Standard">┌-─┬─────────┬─────┬─────────────-─┬───────┐</text:p>
      <text:p text:style-name="Standard">│ id │ name <text:s text:c="14"/>│ mode <text:s text:c="4"/>│ ↺ <text:s text:c="3"/>│ status <text:s text:c="3"/>│ cpu <text:s text:c="5"/>│ memory <text:s text:c="4"/>│</text:p>
      <text:p text:style-name="Standard">├-───────────┼─────┼─--─┼─────┼───--─┼───────┤</text:p>
      <text:p text:style-name="Standard">│ 0 <text:s/>│ server <text:s text:c="13"/>│ fork <text:s text:c="5"/>│ 0 <text:s text:c="4"/>│ online <text:s text:c="3"/>│ 0% <text:s text:c="6"/>│ 29.0mb <text:s text:c="6"/>│</text:p>
      <text:p text:style-name="Standard">└─┴──────-──--┴──--──┴───┴─────┴───--─┴───────┘-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23:10:58.920457319</meta:creation-date>
    <dc:date>2021-05-12T18:41:19.951302549</dc:date>
    <meta:editing-duration>PT21M17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2" meta:paragraph-count="41" meta:word-count="417" meta:character-count="3921" meta:non-whitespace-character-count="3005"/>
  </office:meta>
</office:document-meta>
</file>